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3be" officeooo:paragraph-rsid="001823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ai blablac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17:59.429052862</meta:creation-date>
    <dc:date>2017-04-21T11:19:02.833281704</dc:date>
    <meta:editing-duration>PT1M4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5.1.6.2$Linux_x86 LibreOffice_project/10m0$Build-2</meta:generator>
  </office:meta>
</office:document-meta>
</file>